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A000001CAD713021B.png" manifest:media-type="image/png"/>
  <manifest:file-entry manifest:full-path="Pictures/10000000000003200000032091117CF2.png" manifest:media-type="image/png"/>
  <manifest:file-entry manifest:full-path="Pictures/100000010000014500000118A1DC85DC.png" manifest:media-type="image/png"/>
  <manifest:file-entry manifest:full-path="Pictures/10000000000002E4000002E4A968521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808080" draw:textarea-horizontal-align="justify" draw:textarea-vertical-align="middle" draw:auto-grow-height="false" fo:min-height="2.05cm" fo:min-width="27.2cm" loext:decorative="fals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25cm" loext:decorative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fill="solid" draw:fill-color="#1c1c1c" draw:textarea-horizontal-align="justify" draw:textarea-vertical-align="middle" draw:auto-grow-height="false" fo:min-height="0.25cm" fo:min-width="2.1cm" loext:decorative="false"/>
    </style:style>
    <style:style style:name="gr6" style:family="graphic" style:parent-style-name="standard">
      <style:graphic-properties draw:fill="solid" draw:fill-color="#111111" draw:textarea-horizontal-align="justify" draw:textarea-vertical-align="middle" draw:auto-grow-height="false" fo:min-height="18cm" fo:min-width="0cm" loext:decorative="false"/>
    </style:style>
    <style:style style:name="gr7" style:family="graphic" style:parent-style-name="standard">
      <style:graphic-properties svg:stroke-color="#808080" draw:fill="solid" draw:fill-color="#999999" draw:textarea-horizontal-align="justify" draw:textarea-vertical-align="middle" draw:auto-grow-height="false" fo:min-height="1.282cm" fo:min-width="0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21cm, 3.284cm, 2.389cm, 3.326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33%" draw:gamma="20%" draw:red="0%" draw:green="0%" draw:blue="0%" fo:clip="rect(1.083cm, 0cm, 1.605cm, 0.547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6cm" fo:min-width="1.991cm" loext:decorative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7cm" fo:min-width="1.991cm" loext:decorative="fals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6cm" fo:min-width="1.493cm" loext:decorative="fals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7cm" fo:min-width="1.493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3.914cm" fo:min-width="0.626cm" loext:decorative="false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cm" loext:decorative="fals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.5cm" loext:decorative="false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4.128cm" fo:min-width="0.628cm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2cm, 3.007cm, 1.724cm, 2.973cm)" draw:image-opacity="100%" style:mirror="none"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loext:graphic-properties draw:fill="solid" draw:fill-color="#111111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2.3cm" svg:x="1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2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25cm" svg:x="4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25cm" svg:x="7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25cm" svg:x="10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25cm" svg:x="13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25cm" svg:x="19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25cm" svg:x="22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25cm" svg:x="25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0.25cm" svg:x="28cm" svg:y="10.2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5" draw:text-style-name="P3" draw:layer="layout" svg:width="2.6cm" svg:height="0.5cm" svg:x="13.55cm" svg:y="1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2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3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4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5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6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7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8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11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12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13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14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15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16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17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6cm" svg:height="0.5cm" svg:x="13.55cm" svg:y="18.6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3cm" svg:height="18.25cm" svg:x="13.961cm" svg:y="1.3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3cm" svg:height="18.25cm" svg:x="15.466cm" svg:y="1.375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draw:layer="layout" svg:width="0.5cm" svg:height="1.75cm" svg:x="4.6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5" draw:layer="layout" svg:width="0.5cm" svg:height="1.75cm" draw:transform="rotate (-3.14159265358979) translate (9cm 7.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5" draw:layer="layout" svg:width="0.5cm" svg:height="1.75cm" svg:x="20.6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5" draw:layer="layout" svg:width="0.5cm" svg:height="1.75cm" draw:transform="rotate (-3.14159265358979) translate (25.1cm 7.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5" draw:layer="layout" svg:width="0.5cm" svg:height="1.75cm" draw:transform="rotate (-3.14159265358979) translate (9cm 14.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5" draw:layer="layout" svg:width="0.5cm" svg:height="1.75cm" svg:x="4.6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5" draw:layer="layout" svg:width="0.5cm" svg:height="1.75cm" draw:transform="rotate (-3.14159265358979) translate (25.1cm 14.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5" draw:layer="layout" svg:width="0.5cm" svg:height="1.75cm" svg:x="20.6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8" draw:text-style-name="P6" draw:layer="layout" svg:width="0.987cm" svg:height="1.25cm" svg:x="6.263cm" svg:y="5.25cm">
          <draw:image xlink:href="Pictures/10000000000003200000032091117CF2.png" xlink:type="simple" xlink:show="embed" xlink:actuate="onLoad" draw:mime-type="image/png">
            <text:p/>
          </draw:image>
        </draw:frame>
        <draw:frame draw:style-name="gr8" draw:text-style-name="P6" draw:layer="layout" svg:width="0.987cm" svg:height="1.25cm" svg:x="6.364cm" svg:y="14.35cm">
          <draw:image xlink:href="Pictures/10000000000003200000032091117CF2.png" xlink:type="simple" xlink:show="embed" xlink:actuate="onLoad" draw:mime-type="image/png">
            <text:p/>
          </draw:image>
        </draw:frame>
        <draw:frame draw:style-name="gr8" draw:text-style-name="P6" draw:layer="layout" svg:width="0.987cm" svg:height="1.25cm" svg:x="22.264cm" svg:y="5.25cm">
          <draw:image xlink:href="Pictures/10000000000003200000032091117CF2.png" xlink:type="simple" xlink:show="embed" xlink:actuate="onLoad" draw:mime-type="image/png">
            <text:p/>
          </draw:image>
        </draw:frame>
        <draw:frame draw:style-name="gr8" draw:text-style-name="P6" draw:layer="layout" svg:width="0.987cm" svg:height="1.25cm" svg:x="22.365cm" svg:y="14.35cm">
          <draw:image xlink:href="Pictures/10000000000003200000032091117CF2.png" xlink:type="simple" xlink:show="embed" xlink:actuate="onLoad" draw:mime-type="image/png">
            <text:p/>
          </draw:image>
        </draw:frame>
        <draw:custom-shape draw:style-name="gr2" draw:text-style-name="P2" draw:layer="layout" svg:width="1.75cm" svg:height="0.25cm" svg:x="16cm" svg:y="10.2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716cm" svg:height="1.178cm" draw:transform="rotate (1.5707963267949) translate (16.072cm 10.55cm)">
          <draw:image xlink:href="Pictures/100000010000014500000118A1DC85DC.png" xlink:type="simple" xlink:show="embed" xlink:actuate="onLoad" draw:mime-type="image/png">
            <text:p text:style-name="P7"><text:s/></text:p>
          </draw:image>
        </draw:frame>
        <draw:g draw:style-name="gr4">
          <draw:custom-shape draw:style-name="gr10" draw:text-style-name="P2" draw:layer="layout" svg:width="2.491cm" svg:height="0.996cm" draw:transform="rotate (-3.14159265358979) translate (28.644cm 3.9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28.656cm 4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1cm" svg:height="0.997cm" draw:transform="rotate (-3.14159265358979) translate (28.643cm 5.9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28.647cm 6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28.648cm 7.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19.486cm 3.9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19.488cm 4.9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1cm" svg:height="0.997cm" draw:transform="rotate (-3.14159265358979) translate (19.484cm 5.9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19.482cm 6.9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19.479cm 7.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1cm" svg:height="0.997cm" draw:transform="rotate (-3.14159265358979) translate (19.474cm 8.9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993cm" svg:height="0.996cm" draw:transform="rotate (1.5707963267949) translate (19.774cm 2.9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993cm" svg:height="0.997cm" draw:transform="rotate (1.5707963267949) translate (20.775cm 2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993cm" svg:height="0.996cm" draw:transform="rotate (1.5707963267949) translate (21.776cm 2.9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993cm" svg:height="0.997cm" draw:transform="rotate (1.5707963267949) translate (22.767cm 2.9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993cm" svg:height="0.996cm" draw:transform="rotate (1.5707963267949) translate (23.764cm 2.9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993cm" svg:height="0.996cm" draw:transform="rotate (1.5707963267949) translate (24.764cm 2.9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6" draw:layer="layout" svg:width="2.242cm" svg:height="1.762cm" svg:x="26.152cm" svg:y="1.064cm">
            <draw:image xlink:href="Pictures/10000000000002E4000002E4A9685211.png" xlink:type="simple" xlink:show="embed" xlink:actuate="onLoad" draw:mime-type="image/png">
              <text:p/>
            </draw:image>
          </draw:frame>
          <draw:custom-shape draw:style-name="gr15" draw:text-style-name="P5" draw:layer="layout" svg:width="1.246cm" svg:height="4.284cm" draw:transform="rotate (-3.14159265358979) translate (23.417cm 9.25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14" draw:text-style-name="P6" draw:layer="layout" svg:width="2.242cm" svg:height="1.762cm" svg:x="17.252cm" svg:y="1.064cm">
            <draw:image xlink:href="Pictures/10000000000002E4000002E4A9685211.png" xlink:type="simple" xlink:show="embed" xlink:actuate="onLoad" draw:mime-type="image/png">
              <text:p/>
            </draw:image>
          </draw:frame>
        </draw:g>
        <draw:frame draw:style-name="gr9" draw:text-style-name="P8" draw:layer="layout" svg:width="2.716cm" svg:height="1.178cm" draw:transform="rotate (-1.5707963267949) translate (17.247cm 10.23cm)">
          <draw:image xlink:href="Pictures/100000010000014500000118A1DC85DC.png" xlink:type="simple" xlink:show="embed" xlink:actuate="onLoad" draw:mime-type="image/png">
            <text:p text:style-name="P7"><text:s/></text:p>
          </draw:image>
        </draw:frame>
        <draw:g draw:style-name="gr4">
          <draw:custom-shape draw:style-name="gr16" draw:text-style-name="P2" draw:layer="layout" svg:width="2.5cm" svg:height="1cm" svg:x="17cm" svg:y="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7cm" svg:y="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7cm" svg:y="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7cm" svg:y="1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7cm" svg:y="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7cm" svg:y="1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26.2cm" svg:y="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26.2cm" svg:y="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26.2cm" svg:y="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26.2cm" svg:y="1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26.2cm" svg:y="1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25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24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23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22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21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20.9cm 18cm)">
            <text:p/>
            <draw:enhanced-geometry svg:viewBox="0 0 21600 21600" draw:type="rectangle" draw:enhanced-path="M 0 0 L 21600 0 21600 21600 0 21600 0 0 Z N"/>
          </draw:custom-shape>
          <draw:frame draw:style-name="gr14" draw:text-style-name="P6" draw:layer="layout" svg:width="2.25cm" svg:height="1.768cm" svg:x="17.25cm" svg:y="18.25cm">
            <draw:image xlink:href="Pictures/10000000000002E4000002E4A9685211.png" xlink:type="simple" xlink:show="embed" xlink:actuate="onLoad" draw:mime-type="image/png">
              <text:p/>
            </draw:image>
          </draw:frame>
          <draw:frame draw:style-name="gr14" draw:text-style-name="P6" draw:layer="layout" svg:width="2.25cm" svg:height="1.768cm" svg:x="26.05cm" svg:y="18.25cm">
            <draw:image xlink:href="Pictures/10000000000002E4000002E4A9685211.png" xlink:type="simple" xlink:show="embed" xlink:actuate="onLoad" draw:mime-type="image/png">
              <text:p/>
            </draw:image>
          </draw:frame>
          <draw:custom-shape draw:style-name="gr18" draw:text-style-name="P5" draw:layer="layout" svg:width="1.25cm" svg:height="4.5cm" svg:x="22.25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9" draw:text-style-name="P8" draw:layer="layout" svg:width="2.716cm" svg:height="1.178cm" draw:transform="rotate (1.5707963267949) translate (12.472cm 10.55cm)">
          <draw:image xlink:href="Pictures/100000010000014500000118A1DC85DC.png" xlink:type="simple" xlink:show="embed" xlink:actuate="onLoad" draw:mime-type="image/png">
            <text:p text:style-name="P7"><text:s/></text:p>
          </draw:image>
        </draw:frame>
        <draw:g draw:style-name="gr4">
          <draw:custom-shape draw:style-name="gr10" draw:text-style-name="P2" draw:layer="layout" svg:width="2.491cm" svg:height="0.996cm" draw:transform="rotate (-3.14159265358979) translate (12.643cm 3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12.655cm 4.9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1cm" svg:height="0.997cm" draw:transform="rotate (-3.14159265358979) translate (12.642cm 5.9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12.646cm 6.9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12.647cm 7.9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1cm" svg:height="0.997cm" draw:transform="rotate (-3.14159265358979) translate (12.649cm 8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3.485cm 3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3.487cm 4.9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1cm" svg:height="0.997cm" draw:transform="rotate (-3.14159265358979) translate (3.483cm 5.9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3.481cm 6.9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2.491cm" svg:height="0.996cm" draw:transform="rotate (-3.14159265358979) translate (3.478cm 7.9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993cm" svg:height="0.996cm" draw:transform="rotate (1.5707963267949) translate (3.773cm 2.9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993cm" svg:height="0.997cm" draw:transform="rotate (1.5707963267949) translate (4.774cm 2.9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993cm" svg:height="0.996cm" draw:transform="rotate (1.5707963267949) translate (5.775cm 2.9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993cm" svg:height="0.997cm" draw:transform="rotate (1.5707963267949) translate (6.766cm 2.9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993cm" svg:height="0.996cm" draw:transform="rotate (1.5707963267949) translate (7.763cm 2.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993cm" svg:height="0.996cm" draw:transform="rotate (1.5707963267949) translate (8.763cm 2.9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6" draw:layer="layout" svg:width="2.242cm" svg:height="1.762cm" svg:x="10.151cm" svg:y="1.063cm">
            <draw:image xlink:href="Pictures/10000000000002E4000002E4A9685211.png" xlink:type="simple" xlink:show="embed" xlink:actuate="onLoad" draw:mime-type="image/png">
              <text:p/>
            </draw:image>
          </draw:frame>
          <draw:custom-shape draw:style-name="gr15" draw:text-style-name="P5" draw:layer="layout" svg:width="1.246cm" svg:height="4.284cm" draw:transform="rotate (-3.14159265358979) translate (7.416cm 9.2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14" draw:text-style-name="P6" draw:layer="layout" svg:width="2.242cm" svg:height="1.762cm" svg:x="1.251cm" svg:y="1.063cm">
            <draw:image xlink:href="Pictures/10000000000002E4000002E4A9685211.png" xlink:type="simple" xlink:show="embed" xlink:actuate="onLoad" draw:mime-type="image/png">
              <text:p/>
            </draw:image>
          </draw:frame>
        </draw:g>
        <draw:frame draw:style-name="gr9" draw:text-style-name="P8" draw:layer="layout" svg:width="2.716cm" svg:height="1.178cm" draw:transform="rotate (-1.5707963267949) translate (13.647cm 10.23cm)">
          <draw:image xlink:href="Pictures/100000010000014500000118A1DC85DC.png" xlink:type="simple" xlink:show="embed" xlink:actuate="onLoad" draw:mime-type="image/png">
            <text:p text:style-name="P7"><text:s/></text:p>
          </draw:image>
        </draw:frame>
        <draw:g draw:style-name="gr4">
          <draw:custom-shape draw:style-name="gr16" draw:text-style-name="P2" draw:layer="layout" svg:width="2.5cm" svg:height="1cm" svg:x="1cm" svg:y="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cm" svg:y="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cm" svg:y="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cm" svg:y="1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cm" svg:y="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0.2cm" svg:y="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0.2cm" svg:y="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0.2cm" svg:y="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0.2cm" svg:y="1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0.2cm" svg:y="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5cm" svg:height="1cm" svg:x="10.2cm" svg:y="1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9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8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7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6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5.9cm 18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cm" svg:height="1cm" draw:transform="rotate (-1.5707963267949) translate (4.9cm 18cm)">
            <text:p/>
            <draw:enhanced-geometry svg:viewBox="0 0 21600 21600" draw:type="rectangle" draw:enhanced-path="M 0 0 L 21600 0 21600 21600 0 21600 0 0 Z N"/>
          </draw:custom-shape>
          <draw:frame draw:style-name="gr14" draw:text-style-name="P6" draw:layer="layout" svg:width="2.25cm" svg:height="1.768cm" svg:x="1.25cm" svg:y="18.25cm">
            <draw:image xlink:href="Pictures/10000000000002E4000002E4A9685211.png" xlink:type="simple" xlink:show="embed" xlink:actuate="onLoad" draw:mime-type="image/png">
              <text:p/>
            </draw:image>
          </draw:frame>
          <draw:frame draw:style-name="gr14" draw:text-style-name="P6" draw:layer="layout" svg:width="2.25cm" svg:height="1.768cm" svg:x="10.05cm" svg:y="18.25cm">
            <draw:image xlink:href="Pictures/10000000000002E4000002E4A9685211.png" xlink:type="simple" xlink:show="embed" xlink:actuate="onLoad" draw:mime-type="image/png">
              <text:p/>
            </draw:image>
          </draw:frame>
          <draw:custom-shape draw:style-name="gr18" draw:text-style-name="P5" draw:layer="layout" svg:width="1.25cm" svg:height="4.5cm" svg:x="6.25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9" draw:text-style-name="P8" draw:layer="layout" svg:width="2.716cm" svg:height="1.178cm" draw:transform="rotate (-1.5707963267949) translate (28.447cm 10.23cm)">
          <draw:image xlink:href="Pictures/100000010000014500000118A1DC85DC.png" xlink:type="simple" xlink:show="embed" xlink:actuate="onLoad" draw:mime-type="image/png">
            <text:p text:style-name="P7"><text:s/></text:p>
          </draw:image>
        </draw:frame>
        <draw:frame draw:style-name="gr9" draw:text-style-name="P8" draw:layer="layout" svg:width="2.716cm" svg:height="1.178cm" draw:transform="rotate (1.5707963267949) translate (26.872cm 10.55cm)">
          <draw:image xlink:href="Pictures/100000010000014500000118A1DC85DC.png" xlink:type="simple" xlink:show="embed" xlink:actuate="onLoad" draw:mime-type="image/png">
            <text:p text:style-name="P7"><text:s/></text:p>
          </draw:image>
        </draw:frame>
        <draw:frame draw:style-name="gr9" draw:text-style-name="P8" draw:layer="layout" svg:width="2.716cm" svg:height="1.178cm" draw:transform="rotate (-1.5707963267949) translate (2.147cm 10.23cm)">
          <draw:image xlink:href="Pictures/100000010000014500000118A1DC85DC.png" xlink:type="simple" xlink:show="embed" xlink:actuate="onLoad" draw:mime-type="image/png">
            <text:p text:style-name="P7"><text:s/></text:p>
          </draw:image>
        </draw:frame>
        <draw:frame draw:style-name="gr9" draw:text-style-name="P8" draw:layer="layout" svg:width="2.716cm" svg:height="1.178cm" draw:transform="rotate (1.5707963267949) translate (0.872cm 10.55cm)">
          <draw:image xlink:href="Pictures/100000010000014500000118A1DC85DC.png" xlink:type="simple" xlink:show="embed" xlink:actuate="onLoad" draw:mime-type="image/png">
            <text:p text:style-name="P7"><text:s/></text:p>
          </draw:image>
        </draw:frame>
        <draw:frame draw:style-name="gr19" draw:text-style-name="P6" draw:layer="layout" svg:width="1.048cm" svg:height="1.298cm" svg:x="6.25cm" svg:y="5.5cm">
          <draw:image xlink:href="Pictures/10000000000003200000032091117CF2.png" xlink:type="simple" xlink:show="embed" xlink:actuate="onLoad" draw:mime-type="image/png">
            <text:p/>
          </draw:image>
        </draw:frame>
        <draw:frame draw:style-name="gr19" draw:text-style-name="P6" draw:layer="layout" svg:width="1.048cm" svg:height="1.298cm" svg:x="6.35cm" svg:y="14.2cm">
          <draw:image xlink:href="Pictures/10000000000003200000032091117CF2.png" xlink:type="simple" xlink:show="embed" xlink:actuate="onLoad" draw:mime-type="image/png">
            <text:p/>
          </draw:image>
        </draw:frame>
        <draw:frame draw:style-name="gr19" draw:text-style-name="P6" draw:layer="layout" svg:width="1.048cm" svg:height="1.298cm" svg:x="22.25cm" svg:y="5.5cm">
          <draw:image xlink:href="Pictures/10000000000003200000032091117CF2.png" xlink:type="simple" xlink:show="embed" xlink:actuate="onLoad" draw:mime-type="image/png">
            <text:p/>
          </draw:image>
        </draw:frame>
        <draw:frame draw:style-name="gr19" draw:text-style-name="P6" draw:layer="layout" svg:width="1.048cm" svg:height="1.298cm" svg:x="22.35cm" svg:y="14.1cm">
          <draw:image xlink:href="Pictures/10000000000003200000032091117CF2.png" xlink:type="simple" xlink:show="embed" xlink:actuate="onLoad" draw:mime-type="image/png">
            <text:p/>
          </draw:image>
        </draw:frame>
        <draw:frame draw:style-name="gr20" draw:text-style-name="P7" draw:layer="layout" svg:width="0.75cm" svg:height="0.75cm" draw:transform="rotate (-1.5707963267949) translate (11.75cm 8.1cm)">
          <draw:image xlink:href="Pictures/10000000000001CA000001CAD713021B.png" xlink:type="simple" xlink:show="embed" xlink:actuate="onLoad" draw:mime-type="image/png">
            <text:p/>
          </draw:image>
        </draw:frame>
        <draw:frame draw:style-name="gr20" draw:text-style-name="P7" draw:layer="layout" svg:width="0.75cm" svg:height="0.75cm" draw:transform="rotate (-1.5707963267949) translate (11.75cm 12.1cm)">
          <draw:image xlink:href="Pictures/10000000000001CA000001CAD713021B.png" xlink:type="simple" xlink:show="embed" xlink:actuate="onLoad" draw:mime-type="image/png">
            <text:p/>
          </draw:image>
        </draw:frame>
        <draw:frame draw:style-name="gr20" draw:text-style-name="P7" draw:layer="layout" svg:width="0.75cm" svg:height="0.75cm" draw:transform="rotate (-1.5707963267949) translate (18.55cm 12.1cm)">
          <draw:image xlink:href="Pictures/10000000000001CA000001CAD713021B.png" xlink:type="simple" xlink:show="embed" xlink:actuate="onLoad" draw:mime-type="image/png">
            <text:p/>
          </draw:image>
        </draw:frame>
        <draw:frame draw:style-name="gr20" draw:text-style-name="P7" draw:layer="layout" svg:width="0.75cm" svg:height="0.75cm" draw:transform="rotate (-1.5707963267949) translate (18.55cm 8.1cm)">
          <draw:image xlink:href="Pictures/10000000000001CA000001CAD713021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4T09:40:38.953286100</meta:creation-date>
    <dc:date>2026-03-28T01:20:30.161263600</dc:date>
    <meta:editing-duration>PT1H8M46S</meta:editing-duration>
    <meta:editing-cycles>11</meta:editing-cycles>
    <meta:generator>LibreOffice/25.8.5.2$Windows_X86_64 LibreOffice_project/9c8b85f387cc00a89945a79c9e6239f32e450ac2</meta:generator>
    <meta:print-date>2026-03-27T11:14:21.967849900</meta:print-date>
    <meta:printed-by>Fichiers PDF</meta:printed-by>
    <meta:document-statistic meta:object-count="142"/>
  </office:meta>
</office:document-meta>
</file>